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7448" calcext:value-type="float">
            <text:p>107.5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4544" calcext:value-type="float">
            <text:p>107.9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6216" calcext:value-type="float">
            <text:p>107.6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016" calcext:value-type="float">
            <text:p>107.1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0584" calcext:value-type="float">
            <text:p>106.7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66" calcext:value-type="float">
            <text:p>106.1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68064" calcext:value-type="float">
            <text:p>105.6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2512" calcext:value-type="float">
            <text:p>105.4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6024" calcext:value-type="float">
            <text:p>104.5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1192" calcext:value-type="float">
            <text:p>102.5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3632" calcext:value-type="float">
            <text:p>102.9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3112" calcext:value-type="float">
            <text:p>102.6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0424" calcext:value-type="float">
            <text:p>101.6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3808" calcext:value-type="float">
            <text:p>101.3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7256" calcext:value-type="float">
            <text:p>100.7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4816" calcext:value-type="float">
            <text:p>100.2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7176" calcext:value-type="float">
            <text:p>100.0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7552" calcext:value-type="float">
            <text:p>100.0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7344" calcext:value-type="float">
            <text:p>99.9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8472" calcext:value-type="float">
            <text:p>99.7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484" calcext:value-type="float">
            <text:p>99.6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004" calcext:value-type="float">
            <text:p>99.3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200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5384" calcext:value-type="float">
            <text:p>99.4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8728" calcext:value-type="float">
            <text:p>98.7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2512" calcext:value-type="float">
            <text:p>97.8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976" calcext:value-type="float">
            <text:p>97.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724" calcext:value-type="float">
            <text:p>96.0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1752" calcext:value-type="float">
            <text:p>95.5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3048" calcext:value-type="float">
            <text:p>95.2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4512" calcext:value-type="float">
            <text:p>94.7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408" calcext:value-type="float">
            <text:p>93.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8088" calcext:value-type="float">
            <text:p>93.6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028" calcext:value-type="float">
            <text:p>93.6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7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4064" calcext:value-type="float">
            <text:p>92.7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7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7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7552" calcext:value-type="float">
            <text:p>80.9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2568" calcext:value-type="float">
            <text:p>79.9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6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9528" calcext:value-type="float">
            <text:p>74.7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6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4088" calcext:value-type="float">
            <text:p>73.0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6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6496" calcext:value-type="float">
            <text:p>71.7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6672" calcext:value-type="float">
            <text:p>70.1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301</text:p>
          </table:table-cell>
          <table:table-cell office:value-type="string" calcext:value-type="string">
            <text:p>TWDB:1004301</text:p>
          </table:table-cell>
          <table:table-cell office:value-type="string" calcext:value-type="string">
            <text:p>196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4904" calcext:value-type="float">
            <text:p>68.9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